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image/png" manifest:full-path="Pictures/10000201000002C7000000695724CBB9.png" manifest:version="1.2"/>
  <manifest:file-entry manifest:media-type="image/svg+xml" manifest:full-path="Pictures/100042180000498700000ACE00C9D225.svg"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variant="small-caps"/>
    </style:style>
    <style:style style:name="T22" style:family="text">
      <style:text-properties fo:font-variant="small-caps"/>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office:automatic-styles>
  <office:body>
    <office:text>
      <text:h text:style-name="Title">Digitale Arbeitstechniken im Studium</text:h>
      <text:p text:style-name="Author">Greiner &amp; Pfeiffer</text:p>
      <text:p text:style-name="Date">zigster Oktober</text:p>
      <text:h text:style-name="Heading_20_1" text:outline-level="1">Überschrift erster Ordnung</text:h>
      <text:p text:style-name="First_20_paragraph"><text:span text:style-name="T1">Markdown</text:span> formatierter Text. Hier kommt noch weiterer Text hin.</text:p>
      <text:h text:style-name="Heading_20_1" text:outline-level="1">nächste Folie</text:h>
      <text:list text:style-name="L1">
        <text:list-item>
          <text:p text:style-name="P1">Hier gibt es ein paar</text:p>
        </text:list-item>
        <text:list-item>
          <text:p text:style-name="P1">Listenpunkte, welche ja</text:p>
        </text:list-item>
        <text:list-item>
          <text:p text:style-name="P1">üblicherweise recht gern</text:p>
        </text:list-item>
        <text:list-item>
          <text:p text:style-name="P1">verwendet werden.</text:p>
        </text:list-item>
        <text:list-item>
          <text:p text:style-name="P1"><text:span text:style-name="T2">Tufte</text:span> mag das nicht</text:p>
        </text:list-item>
        <text:list-item>
          <text:p text:style-name="P1">ebensowenig Dotzler (2008, S. 22–26)</text:p>
        </text:list-item>
      </text:list>
      <text:p text:style-name="First_20_paragraph"><text:span text:style-name="T3">Dieser</text:span><text:span text:style-name="T4"> </text:span><text:span text:style-name="T5">Inhalt</text:span> erscheint nur in den "Speaker-Notes", bzw. im Handout-Ausdruck.</text:p>
      <text:p text:style-name="Text_20_body">Hier könnte man nun noch eine Referenz auf Tuftes wichtige Werke bzgl. obiger Aussage machen. Oder auch nicht. Hier könnte man nun noch eine Referenz auf Tuftes wichtige Werke bzgl. obiger Aussage machen. Oder auch nicht. Hier könnte man nun noch eine Referenz auf Tuftes wichtige Werke bzgl. obiger Aussage machen. Oder auch nicht.</text:p>
      <text:h text:style-name="Heading_20_1" text:outline-level="1">alles in runden Klammern</text:h>
      <text:list text:style-name="L2">
        <text:list-item>
          <text:p text:style-name="P2">(Dotzler 2008)<text:line-break/> <text:span text:style-name="T6">[@dotzler:2008]</text:span></text:p>
        </text:list-item>
        <text:list-item>
          <text:p text:style-name="P2">(Dotzler 2008, S. 9–12)<text:line-break/> <text:span text:style-name="T7">[@dotzler:2008, 9-12]</text:span></text:p>
        </text:list-item>
        <text:list-item>
          <text:p text:style-name="P2">(außerdem Dotzler 1995, S. 7–13, 2008, S. 9–12)<text:line-break/> <text:span text:style-name="T8">[@dotzler:2008, 9-12; außerdem @dotzler:1995, 7-13]</text:span></text:p>
        </text:list-item>
      </text:list>
      <text:h text:style-name="Heading_20_1" text:outline-level="1">Unterdrückung des Autors im Klammernausdruck.</text:h>
      <text:list text:style-name="L3">
        <text:list-item>
          <text:p text:style-name="P3">(2008)<text:line-break/> <text:span text:style-name="T9">[-@dotzler:2008]</text:span></text:p>
        </text:list-item>
        <text:list-item>
          <text:p text:style-name="P3">(2008, S. 9–12)<text:line-break/> <text:span text:style-name="T10">[-@dotzler:2008, 9-12]</text:span></text:p>
        </text:list-item>
        <text:list-item>
          <text:p text:style-name="P3">(außerdem 1995, S. 7–13, 2008, S. 9–12)<text:line-break/> <text:span text:style-name="T11">[-@dotzler:2008, 9-12; außerdem -@dotzler:1995, 7-13]</text:span></text:p>
        </text:list-item>
      </text:list>
      <text:h text:style-name="Heading_20_1" text:outline-level="1">Autor vor die Klammern ziehen</text:h>
      <text:list text:style-name="L4">
        <text:list-item>
          <text:p text:style-name="P4">Dotzler (2008)<text:line-break/> <text:span text:style-name="T12">@dotzler:2008</text:span></text:p>
        </text:list-item>
        <text:list-item>
          <text:p text:style-name="P4">Dotzler (2008, S. 9–12)<text:line-break/> <text:span text:style-name="T13">@dotzler:2008 [9-12]</text:span></text:p>
        </text:list-item>
        <text:list-item>
          <text:p text:style-name="P4">Dotzler (2008, S. 9–12) außerdem Dotzler (1995, S. 7–13)<text:line-break/> <text:span text:style-name="T14">@dotzler:2008 [9-12]; außerdem @dotzler:1995 [7-13]</text:span></text:p>
        </text:list-item>
      </text:list>
      <text:h text:style-name="Heading_20_1" text:outline-level="1">weitere Folie</text:h>
      <text:p text:style-name="P5">Auch hier gibt es wieder etwas Text. Auch hier gibt es wieder etwas Text. Auch hier gibt es wieder etwas Text. Wohl ein langes Zitat.</text:p>
      <text:h text:style-name="Heading_20_1" text:outline-level="1">diese Folie</text:h>
      <text:p text:style-name="First_20_paragraph">Also diese Folie beinhaltet nun ein paar Auszeichnungen, für eine <text:span text:style-name="T15">leichte</text:span><text:span text:style-name="T16"> </text:span><text:span text:style-name="T17">Hervorhebung</text:span> und für eine <text:span text:style-name="T18">starke</text:span><text:span text:style-name="T19"> </text:span><text:span text:style-name="T20">Hervorhebung</text:span>.</text:p>
      <text:p text:style-name="Text_20_body">Ebenfalls wichtig ist die Möglichkeit der Verlinkung. Als Beispiel auf die <text:a xlink:type="simple" xlink:href="http://www.ur.de" office:name=""><text:span text:style-name="Definition">Website der Universität Regensburg</text:span></text:a>.</text:p>
      <text:h text:style-name="Heading_20_1" text:outline-level="1">noch eine letzte Folie</text:h>
      <text:p text:style-name="First_20_paragraph">Quelltext-Beispiel</text:p>
      <text:p text:style-name="P6">&lt;!DOCTYPE html&gt;</text:p>
      <text:p text:style-name="P7">&lt;html&gt;</text:p>
      <text:p text:style-name="P8"><text:s text:c="4"/>&lt;head&gt;</text:p>
      <text:p text:style-name="P9"><text:s text:c="8"/>&lt;meta charset="utf-8"&gt;</text:p>
      <text:p text:style-name="P10"><text:s text:c="8"/>&lt;title&gt;SITA&lt;/title&gt;</text:p>
      <text:p text:style-name="P11"><text:s text:c="4"/>&lt;/head&gt;</text:p>
      <text:p text:style-name="P12"><text:s text:c="4"/>&lt;body&gt;</text:p>
      <text:p text:style-name="P13"><text:s text:c="8"/>&lt;h1&gt;Hallo SITA&lt;/h1&gt;</text:p>
      <text:p text:style-name="P14"><text:s text:c="4"/>&lt;/body&gt;</text:p>
      <text:p text:style-name="P15">&lt;/html&gt;</text:p>
      <text:h text:style-name="Heading_20_1" text:outline-level="1">last but not least</text:h>
      <text:p text:style-name="First_20_paragraph">Vielen Dank für Ihre Aufmerksamkeit.</text:p>
      <text:p text:style-name="Text_20_body"><text:span text:style-name="T21">Dotzler</text:span>, Bernhard (1995): Wahrnehmung und Geschichte. Markierungen zur Aisthesis materialis. Berlin: Akademie Verlag.</text:p>
      <text:p text:style-name="Text_20_body"><text:span text:style-name="T22">Dotzler</text:span>, Bernhard (2008): Parasiten und Sirenen. Zwischenräume als Orte der materiellen Wissensproduktion. Bielefeld: tran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Source Code Pro" svg:font-family="'Source Code Pro'" style:font-adornments="Standard" style:font-pitch="fixed"/>
    <style:font-face style:name="Courier New" svg:font-family="'Courier New'" style:font-family-generic="modern" style:font-pitch="fixed"/>
    <style:font-face style:name="Frutiger Next LT W1G1" svg:font-family="'Frutiger Next LT W1G'" style:font-adornments="Fett" style:font-pitch="variable"/>
    <style:font-face style:name="Frutiger Next LT W1G2" svg:font-family="'Frutiger Next LT W1G'" style:font-adornments="Kursiv" style:font-pitch="variable"/>
    <style:font-face style:name="Frutiger Next LT W1G" svg:font-family="'Frutiger Next LT W1G'"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utiger Next LT W1G" fo:font-family="'Frutiger Next LT W1G'" style:font-style-name="Standard"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hyphenation-ladder-count="no-limit" style:page-number="auto"/>
      <style:text-properties style:font-name="Frutiger Next LT W1G" fo:font-family="'Frutiger Next LT W1G'" style:font-style-name="Standard" style:font-pitch="variable" fo:font-size="12pt" fo:hyphenate="fals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orphans="2" fo:widows="2" style:page-number="auto"/>
      <style:text-properties style:font-name="Frutiger Next LT W1G1" fo:font-family="'Frutiger Next LT W1G'" style:font-style-name="Fett" style:font-pitch="variable"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Frutiger Next LT W1G1" fo:font-family="'Frutiger Next LT W1G'" style:font-style-name="Fett"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next-style-name="Text_20_body" style:class="html" style:master-page-name="">
      <style:paragraph-properties fo:margin-left="1.499cm" fo:margin-right="1.499cm" fo:margin-top="0.254cm" fo:margin-bottom="0.254cm" style:contextual-spacing="false" fo:hyphenation-ladder-count="no-limit" fo:text-indent="0cm" style:auto-text-indent="false" style:page-number="auto" fo:background-color="transparent" style:shadow="none">
        <style:tab-stops/>
        <style:background-image/>
      </style:paragraph-properties>
      <style:text-properties style:font-name="Frutiger Next LT W1G" fo:font-family="'Frutiger Next LT W1G'" style:font-style-name="Standard" style:font-pitch="variable" fo:font-size="11pt" fo:hyphenate="false" fo:hyphenation-remain-char-count="2" fo:hyphenation-push-char-count="2"/>
    </style:style>
    <style:style style:name="Preformatted_20_Text" style:display-name="Preformatted Text" style:family="paragraph" style:parent-style-name="Standard" style:next-style-name="Text_20_body" style:class="html">
      <style:paragraph-properties fo:margin-left="1.499cm" fo:margin-right="0cm" fo:margin-top="0cm" fo:margin-bottom="0cm" style:contextual-spacing="false" fo:text-indent="0cm" style:auto-text-indent="false" fo:background-color="transparent" fo:padding="0.349cm" fo:border-left="1.3pt solid #000000" fo:border-right="none" fo:border-top="none" fo:border-bottom="none" style:shadow="none">
        <style:tab-stops/>
        <style:background-image/>
      </style:paragraph-properties>
      <style:text-properties style:font-name="Source Code Pro" fo:font-family="'Source Code Pro'" style:font-style-name="Standard"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Frutiger Next LT W1G" fo:font-family="'Frutiger Next LT W1G'" style:font-style-name="Standard"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style:font-name="Frutiger Next LT W1G" fo:font-family="'Frutiger Next LT W1G'" style:font-style-name="Standard" style:font-pitch="variable"/>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master-page-name="">
      <style:paragraph-properties fo:margin-top="0cm" fo:margin-bottom="0.3cm" style:contextual-spacing="false" style:page-number="auto"/>
      <style:text-properties style:font-name="Frutiger Next LT W1G2" fo:font-family="'Frutiger Next LT W1G'" style:font-style-name="Kursiv" style:font-pitch="variable" fo:font-style="italic"/>
    </style:style>
    <style:style style:name="Author" style:family="paragraph" style:parent-style-name="Standard" style:next-style-name="Date" style:master-page-name="">
      <style:paragraph-properties style:page-number="auto"/>
      <style:text-properties style:font-name="Frutiger Next LT W1G2" fo:font-family="'Frutiger Next LT W1G'" style:font-style-name="Kursiv" style:font-pitch="variable"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margin-top="0.199cm" fo:margin-bottom="0.25cm" style:contextual-spacing="false" fo:hyphenation-ladder-count="no-limit" style:page-number="auto"/>
      <style:text-properties style:font-name="Frutiger Next LT W1G" fo:font-family="'Frutiger Next LT W1G'" style:font-style-name="Standard" style:font-pitch="variable" fo:font-size="12pt" fo:hyphenate="false" fo:hyphenation-remain-char-count="2" fo:hyphenation-push-char-count="2"/>
    </style:style>
    <style:style style:name="Title" style:family="paragraph" style:parent-style-name="Heading" style:next-style-name="Text_20_body" style:class="chapter" style:master-page-name="">
      <style:paragraph-properties fo:margin-left="0cm" fo:margin-right="5.001cm" fo:margin-top="0.9cm" fo:margin-bottom="0.4cm" style:contextual-spacing="false" fo:text-align="start" style:justify-single-word="false" fo:text-indent="0cm" style:auto-text-indent="false" style:page-number="auto"/>
      <style:text-properties style:font-name="Frutiger Next LT W1G1" fo:font-family="'Frutiger Next LT W1G'" style:font-style-name="Fett" style:font-pitch="variable" fo:font-size="18pt" fo:font-weight="bold" style:font-size-asian="18pt" style:font-weight-asian="bold" style:font-size-complex="18pt" style:font-weight-complex="bold"/>
    </style:style>
    <style:style style:name="Head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Unbenannt1" style:family="paragraph" style:parent-style-name="Heading_20_1" style:default-outline-level="" style:list-style-nam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margin-top="0cm" fo:margin-bottom="0.15cm" style:contextual-spacing="false" fo:text-indent="0cm" style:auto-text-indent="false"/>
      <style:text-properties style:font-name="Frutiger Next LT W1G" fo:font-family="'Frutiger Next LT W1G'" style:font-style-name="Standard" style:font-pitch="variable" fo:font-size="11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DE"/>
    </style:style>
    <style:style style:name="MP2" style:family="paragraph" style:parent-style-name="Footer">
      <style:paragraph-properties fo:text-align="start" style:justify-single-word="false"/>
      <style:text-properties fo:font-size="11pt" fo:language="de" fo:country="DE" officeooo:paragraph-rsid="003e3860" style:font-size-asian="11pt" style:font-size-complex="11pt"/>
    </style:style>
    <style:style style:name="MP3" style:family="paragraph" style:parent-style-name="Footer">
      <style:paragraph-properties fo:text-align="start" style:justify-single-word="false"/>
      <style:text-properties fo:font-size="11pt" fo:language="de" fo:country="DE" style:font-size-asian="11pt" style:font-size-complex="11pt"/>
    </style:style>
    <style:style style:name="MT1" style:family="text">
      <style:text-properties officeooo:rsid="0025baad"/>
    </style:style>
    <style:style style:name="Mfr1" style:family="graphic" style:parent-style-name="Graphics">
      <style:graphic-properties fo:margin-top="1.6cm" fo:margin-bottom="0.499cm" style:vertical-pos="top" style:vertical-rel="page" style:horizontal-pos="center" style:horizontal-rel="pag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5cm" fo:margin-bottom="3.9cm" fo:margin-left="3.2cm" fo:margin-right="3.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
      </style:header>
      <style:header-first>
        <text:p text:style-name="MP1"><draw:frame draw:style-name="Mfr1" draw:name="Grafik3" text:anchor-type="paragraph" svg:width="18.45cm" svg:height="2.701cm" draw:z-index="0"><draw:image xlink:href="Pictures/100042180000498700000ACE00C9D225.svg" xlink:type="simple" xlink:show="embed" xlink:actuate="onLoad"/><draw:image xlink:href="Pictures/10000201000002C7000000695724CBB9.png" xlink:type="simple" xlink:show="embed" xlink:actuate="onLoad"/></draw:frame></text:p>
      </style:header-first>
      <style:footer>
        <text:p text:style-name="MP2"><text:span text:style-name="MT1">Seite </text:span><text:page-number text:select-page="current">3</text:page-number></text:p>
      </style:footer>
      <style:footer-first>
        <text:p text:style-name="MP3"><text:span text:style-name="MT1">Seite </text:span><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gitale Arbeitstechniken im Studium</dc:title>
  </office:meta>
</office:document-meta>
</file>